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48db" officeooo:paragraph-rsid="001748db"/>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01748db" officeooo:paragraph-rsid="001748db" style:font-size-asian="12pt" style:font-size-complex="12pt"/>
    </style:style>
    <style:style style:name="P4" style:family="paragraph" style:parent-style-name="Standard">
      <style:text-properties style:font-name="Liberation Serif" fo:font-size="12pt" officeooo:rsid="0018014b" officeooo:paragraph-rsid="0018014b" style:font-size-asian="12pt" style:font-size-complex="12pt"/>
    </style:style>
    <style:style style:name="P5" style:family="paragraph" style:parent-style-name="Standard">
      <style:text-properties style:font-name="Liberation Serif" fo:font-size="12pt" officeooo:rsid="0018014b" officeooo:paragraph-rsid="00199d9e" style:font-size-asian="12pt" style:font-size-complex="12pt"/>
    </style:style>
    <style:style style:name="P6" style:family="paragraph" style:parent-style-name="Standard">
      <style:text-properties style:font-name="Liberation Serif" fo:font-size="12pt" officeooo:rsid="00199d9e" officeooo:paragraph-rsid="00199d9e" style:font-size-asian="12pt" style:font-size-complex="12pt"/>
    </style:style>
    <style:style style:name="P7" style:family="paragraph" style:parent-style-name="Standard">
      <style:text-properties style:font-name="Liberation Serif" fo:font-size="12pt" officeooo:rsid="0019fa17" officeooo:paragraph-rsid="0019fa17" style:font-size-asian="12pt" style:font-size-complex="12pt"/>
    </style:style>
    <style:style style:name="P8" style:family="paragraph" style:parent-style-name="Standard">
      <style:text-properties style:font-name="Liberation Serif" fo:font-size="12pt" officeooo:rsid="0019fa17" officeooo:paragraph-rsid="001b4643" style:font-size-asian="12pt" style:font-size-complex="12pt"/>
    </style:style>
    <style:style style:name="P9" style:family="paragraph" style:parent-style-name="Standard">
      <style:text-properties style:font-name="Liberation Serif" fo:font-size="12pt" officeooo:rsid="001b4643" officeooo:paragraph-rsid="001b4643" style:font-size-asian="12pt" style:font-size-complex="12pt"/>
    </style:style>
    <style:style style:name="P10" style:family="paragraph" style:parent-style-name="Standard">
      <style:text-properties style:font-name="Liberation Serif" fo:font-size="12pt" officeooo:rsid="001b4643" officeooo:paragraph-rsid="001cfd7f" style:font-size-asian="12pt" style:font-size-complex="12pt"/>
    </style:style>
    <style:style style:name="P11" style:family="paragraph" style:parent-style-name="Standard">
      <style:text-properties style:font-name="Liberation Serif" fo:font-size="12pt" officeooo:rsid="001b4643" officeooo:paragraph-rsid="001e7206" style:font-size-asian="12pt" style:font-size-complex="12pt"/>
    </style:style>
    <style:style style:name="P12" style:family="paragraph" style:parent-style-name="Standard">
      <style:text-properties style:font-name="Liberation Serif" fo:font-size="12pt" officeooo:rsid="001cfd7f" officeooo:paragraph-rsid="001cfd7f" style:font-size-asian="12pt" style:font-size-complex="12pt"/>
    </style:style>
    <style:style style:name="P13" style:family="paragraph" style:parent-style-name="Standard">
      <style:text-properties style:font-name="Liberation Serif" fo:font-size="12pt" officeooo:rsid="001e7206" officeooo:paragraph-rsid="001e7206" style:font-size-asian="12pt" style:font-size-complex="12pt"/>
    </style:style>
    <style:style style:name="P14" style:family="paragraph" style:parent-style-name="Standard">
      <style:text-properties style:font-name="Liberation Serif" fo:font-size="12pt" officeooo:rsid="001cfd7f" officeooo:paragraph-rsid="001e7206" style:font-size-asian="12pt" style:font-size-complex="12pt"/>
    </style:style>
    <style:style style:name="T1" style:family="text">
      <style:text-properties fo:color="#cc7832"/>
    </style:style>
    <style:style style:name="T2" style:family="text">
      <style:text-properties fo:color="#ffc66d"/>
    </style:style>
    <style:style style:name="T3" style:family="text">
      <style:text-properties fo:color="#8888c6"/>
    </style:style>
    <style:style style:name="T4" style:family="text">
      <style:text-properties fo:color="#6897bb"/>
    </style:style>
    <style:style style:name="T5" style:family="text">
      <style:text-properties officeooo:rsid="0017eb14"/>
    </style:style>
    <style:style style:name="T6" style:family="text">
      <style:text-properties officeooo:rsid="0018014b"/>
    </style:style>
    <style:style style:name="T7" style:family="text">
      <style:text-properties officeooo:rsid="00199d9e"/>
    </style:style>
    <style:style style:name="T8" style:family="text">
      <style:text-properties officeooo:rsid="001b4643"/>
    </style:style>
    <style:style style:name="T9" style:family="text">
      <style:text-properties fo:color="#6a8759"/>
    </style:style>
    <style:style style:name="T10" style:family="text">
      <style:text-properties officeooo:rsid="001c3bef"/>
    </style:style>
    <style:style style:name="T11" style:family="text">
      <style:text-properties officeooo:rsid="001c4300"/>
    </style:style>
    <style:style style:name="T12" style:family="text">
      <style:text-properties officeooo:rsid="001cfd7f"/>
    </style:style>
    <style:style style:name="T13" style:family="text">
      <style:text-properties officeooo:rsid="001f43f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text:p>
      <text:p text:style-name="P1">Code :</text:p>
      <text:p text:style-name="P2"><text:span text:style-name="T1">def </text:span><text:span text:style-name="T2">optimumOrder </text:span>(timeList<text:span text:style-name="T1">, </text:span>weightList) :</text:p>
      <text:p text:style-name="P2"><text:s text:c="4"/>jobOrder =[]</text:p>
      <text:p text:style-name="P2"><text:s text:c="4"/><text:span text:style-name="T1">for </text:span>i <text:span text:style-name="T1">in </text:span><text:span text:style-name="T3">range</text:span>(<text:span text:style-name="T4">0</text:span><text:span text:style-name="T1">,</text:span><text:span text:style-name="T3">len</text:span>(timeList)) :</text:p>
      <text:p text:style-name="P2"><text:s text:c="8"/>list =[(i+<text:span text:style-name="T4">1</text:span>)]</text:p>
      <text:p text:style-name="P2"><text:s text:c="8"/>list.append(<text:span text:style-name="T3">float</text:span>(weightList[i])/timeList[i])</text:p>
      <text:p text:style-name="P2"><text:s text:c="8"/>jobOrder.append(list.copy())</text:p>
      <text:p text:style-name="P2"><text:s text:c="4"/>size =<text:span text:style-name="T3">len</text:span>(jobOrder)</text:p>
      <text:p text:style-name="P2"><text:s text:c="4"/><text:span text:style-name="T1">for </text:span>i <text:span text:style-name="T1">in </text:span><text:span text:style-name="T3">range</text:span>(<text:span text:style-name="T4">0</text:span><text:span text:style-name="T1">,</text:span>size) :</text:p>
      <text:p text:style-name="P2"><text:s text:c="8"/>max=i</text:p>
      <text:p text:style-name="P2"><text:s text:c="8"/><text:span text:style-name="T1">for </text:span>j <text:span text:style-name="T1">in </text:span><text:span text:style-name="T3">range</text:span>(i+<text:span text:style-name="T4">1</text:span><text:span text:style-name="T1">,</text:span>size) :</text:p>
      <text:p text:style-name="P2"><text:s text:c="12"/><text:span text:style-name="T1">if </text:span>jobOrder[max][<text:span text:style-name="T4">1</text:span>] &lt; jobOrder[j][<text:span text:style-name="T4">1</text:span>] :</text:p>
      <text:p text:style-name="P2"><text:s text:c="16"/>max =j</text:p>
      <text:p text:style-name="P2"><text:s text:c="8"/>temp =jobOrder[i]</text:p>
      <text:p text:style-name="P2"><text:s text:c="8"/>jobOrder[i] =jobOrder[max]</text:p>
      <text:p text:style-name="P2"><text:s text:c="8"/>jobOrder[max] =temp</text:p>
      <text:p text:style-name="P2"><text:s text:c="4"/>sum =<text:span text:style-name="T4">0</text:span></text:p>
      <text:p text:style-name="P2"><text:span text:style-name="T4"><text:s text:c="4"/></text:span>finish =<text:span text:style-name="T4">0</text:span></text:p>
      <text:p text:style-name="P2"><text:span text:style-name="T4"><text:s text:c="4"/></text:span><text:span text:style-name="T1">for </text:span>i <text:span text:style-name="T1">in </text:span><text:span text:style-name="T3">range</text:span>(<text:span text:style-name="T4">0</text:span><text:span text:style-name="T1">,</text:span>size) :</text:p>
      <text:p text:style-name="P2"><text:s text:c="8"/>jobList =jobOrder.pop(<text:span text:style-name="T4">0</text:span>)</text:p>
      <text:p text:style-name="P2"><text:s text:c="8"/>job =jobList[<text:span text:style-name="T4">0</text:span>]-<text:span text:style-name="T4">1</text:span></text:p>
      <text:p text:style-name="P2"><text:span text:style-name="T4"><text:s text:c="8"/></text:span>time =timeList[job]</text:p>
      <text:p text:style-name="P2"><text:s text:c="8"/>weight =weightList[job]</text:p>
      <text:p text:style-name="P2"><text:s text:c="8"/>finish =finish+time</text:p>
      <text:p text:style-name="P2"><text:s text:c="8"/>sum =sum +finish*weight</text:p>
      <text:p text:style-name="P2"><text:s text:c="8"/>jobOrder.append(job+<text:span text:style-name="T4">1</text:span>)</text:p>
      <text:p text:style-name="P2"><text:s text:c="4"/>result =[jobOrder<text:span text:style-name="T1">,</text:span>sum]</text:p>
      <text:p text:style-name="P2"><text:s text:c="4"/><text:span text:style-name="T1">return </text:span>result</text:p>
      <text:p text:style-name="P2"/>
      <text:p text:style-name="P3"><text:s/>optimumOrder function will take timeList and weightList that contains time and weight information for <text:span text:style-name="T6">the</text:span> corresponding job. <text:span text:style-name="T5">Our aim is to minimize the weighted sum of completion time which is <text:s text:c="2"/>∑ ni= Wi . Ci. To get the minimum value, we need to prioritize the bigger weighted job so that they don’t increase the summation. But if we just look at the weight of the job and sort them in decreasing order, it does not give us the optimum solution because some of them can spend too much time comparing to others. We need to look at the ratio of the weight/time for that job so that bigger weighted job with smaller time will be the first one. We sort them in decreasing order of weight/time. The biggest one will be the first job to do.</text:span></text:p>
      <text:p text:style-name="P4"/>
      <text:p text:style-name="P4">Time complexity for optimumOrder function:</text:p>
      <text:p text:style-name="P4"><text:s/>Function first creates a list that includes job’s index and ratio weight/time for that job. To create this list for n jobs <text:span text:style-name="T7">is</text:span> O(n) times. Then function does selective s<text:span text:style-name="T7">ort</text:span> for this list which is O(n^2)</text:p>
      <text:p text:style-name="P5">and eventually calculates the weighted sum of completion time <text:span text:style-name="T7">which is O(n)</text:span></text:p>
      <text:p text:style-name="P5"><text:span text:style-name="T7">so T(n) = O(n)+O(n^2)+O(n) = O(n^2) times</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2)</text:p>
      <text:p text:style-name="P6">a ) Show that the following algorithm does not correctly solve this problem by giving an instance</text:p>
      <text:p text:style-name="P6"><text:s/>which it does not return the correct answer.</text:p>
      <text:p text:style-name="P6"><text:s text:c="5"/>for i= 1 to n</text:p>
      <text:p text:style-name="P6"><text:s text:c="8"/>if N i &lt; S i then</text:p>
      <text:p text:style-name="P6"><text:s text:c="11"/>Output “NY in Month i”</text:p>
      <text:p text:style-name="P6"><text:s text:c="8"/>else</text:p>
      <text:p text:style-name="P6"><text:s text:c="11"/>Output “SF in Month i”</text:p>
      <text:p text:style-name="P6"><text:s text:c="9"/>end</text:p>
      <text:p text:style-name="P4"/>
      <text:p text:style-name="P8">This algorithm only checks the location costs, but there is a moving cost when we change the location. We need to add this moving cost to the calculation to get <text:span text:style-name="T8">the correct result.</text:span></text:p>
      <text:p text:style-name="P7">For instance, for <text:s/>moving cost = 10, <text:s/>NY =[10, 20, 10], <text:s text:c="2"/>SF =[20, 15, 20] .</text:p>
      <text:p text:style-name="P9">This algorithm will give the result =[NY, SF, NY] and cost of this plan is 55. But correct optimum solution is [NY, NY, NY] and cost of this plan is 40.</text:p>
      <text:p text:style-name="P7"/>
      <text:p text:style-name="P9">b )</text:p>
      <text:p text:style-name="P9">Code :</text:p>
      <text:p text:style-name="P2"><text:span text:style-name="T1">def </text:span><text:span text:style-name="T2">optimalPlan </text:span>(NY<text:span text:style-name="T1">,</text:span>SF<text:span text:style-name="T1">,</text:span>move) :</text:p>
      <text:p text:style-name="P2"><text:s text:c="4"/><text:span text:style-name="T1">for </text:span>i <text:span text:style-name="T1">in </text:span><text:span text:style-name="T3">range</text:span>(<text:span text:style-name="T4">1</text:span><text:span text:style-name="T1">,</text:span>size+<text:span text:style-name="T4">1</text:span>) :</text:p>
      <text:p text:style-name="P2"><text:s text:c="8"/><text:span text:style-name="T1">if </text:span>optN[i-<text:span text:style-name="T4">1</text:span>] &lt; (optS[i-<text:span text:style-name="T4">1</text:span>]+move) :</text:p>
      <text:p text:style-name="P2"><text:s text:c="12"/>optN.append(NY[i-<text:span text:style-name="T4">1</text:span>]+optN[i-<text:span text:style-name="T4">1</text:span>])</text:p>
      <text:p text:style-name="P2"><text:s text:c="12"/>optNPath.append(<text:span text:style-name="T9">"NF"</text:span>)</text:p>
      <text:p text:style-name="P2"><text:s text:c="8"/><text:span text:style-name="T1">else </text:span>:</text:p>
      <text:p text:style-name="P2"><text:s text:c="12"/>optN.append(NY[i-<text:span text:style-name="T4">1</text:span>]+optS[i-<text:span text:style-name="T4">1</text:span>]+move)</text:p>
      <text:p text:style-name="P2"><text:s text:c="12"/>optNPath =optSPath[<text:span text:style-name="T4">0</text:span>:i-<text:span text:style-name="T4">1</text:span>].copy()</text:p>
      <text:p text:style-name="P2"><text:s text:c="12"/>optNPath.append(<text:span text:style-name="T9">"NF"</text:span>)</text:p>
      <text:p text:style-name="P2"><text:s text:c="8"/><text:span text:style-name="T1">if </text:span>optS[i-<text:span text:style-name="T4">1</text:span>] &lt; optN[i-<text:span text:style-name="T4">1</text:span>]+move :</text:p>
      <text:p text:style-name="P2"><text:s text:c="12"/>optS.append(SF[i-<text:span text:style-name="T4">1</text:span>]+optS[i-<text:span text:style-name="T4">1</text:span>])</text:p>
      <text:p text:style-name="P2"><text:s text:c="12"/>optSPath.append(<text:span text:style-name="T9">"SF"</text:span>)</text:p>
      <text:p text:style-name="P2"><text:s text:c="8"/><text:span text:style-name="T1">else </text:span>:</text:p>
      <text:p text:style-name="P2"><text:s text:c="12"/>optS.append(SF[i-<text:span text:style-name="T4">1</text:span>]+optN[i-<text:span text:style-name="T4">1</text:span>]+move)</text:p>
      <text:p text:style-name="P2"><text:s text:c="12"/>optSPath =optNPath[<text:span text:style-name="T4">0</text:span>:i-<text:span text:style-name="T4">1</text:span>].copy()</text:p>
      <text:p text:style-name="P2"><text:s text:c="12"/>optSPath.append(<text:span text:style-name="T9">"SF"</text:span>)</text:p>
      <text:p text:style-name="P2"/>
      <text:p text:style-name="P10">optimalPlan function takes New York cost list, San Francisco cost list and moving cost. To find the optimum plan for i. <text:span text:style-name="T10">m</text:span>onth we need to <text:span text:style-name="T12">find</text:span> minimum cost of (i-1). <text:span text:style-name="T12">month,</text:span> <text:span text:style-name="T11">Since We have two option New York and San Francisco, we need to check which one will be the minimum. First we look for the New York, if i. month ends in New York we need to check where (i-1). month will be minimum, it can be New York + i. month New York cost or it can be San Francisco + moving cost <text:s/>+ i. month New York cost. Same calculation is done for the San Francisco. We start from the 1. month and save the optimum solution for it and keep looking for the others months.</text:span></text:p>
      <text:p text:style-name="P10"><text:span text:style-name="T11"><text:s/>Optimum plan for i. month that ends in New York is </text:span><text:span text:style-name="T11"><draw:frame draw:style-name="fr1" draw:name="Object1" text:anchor-type="as-char" svg:y="-0.1484in" svg:width="3.5925in" svg:height="0.1839in" draw:z-index="0"><draw:object xlink:href="./Object 1" xlink:type="simple" xlink:show="embed" xlink:actuate="onLoad"/><draw:image xlink:href="./ObjectReplacements/Object 1" xlink:type="simple" xlink:show="embed" xlink:actuate="onLoad"/></draw:frame></text:span></text:p>
      <text:p text:style-name="P14">For i. month we are looking for (i-1). month optimum plan, it can be NY to NY or SF to NY, if it is NY to NY we add NY cost for i. month but if it is San Francisco we add moving cost additionally.</text:p>
      <text:p text:style-name="P11"><text:span text:style-name="T12">Optimum plan for i. month that ends in San Francisco is </text:span><text:span text:style-name="T12"><draw:frame draw:style-name="fr1" draw:name="Object2" text:anchor-type="as-char" svg:y="-0.1484in" svg:width="3.5098in" svg:height="0.1839in" draw:z-index="1"><draw:object xlink:href="./Object 2" xlink:type="simple" xlink:show="embed" xlink:actuate="onLoad"/><draw:image xlink:href="./ObjectReplacements/Object 2" xlink:type="simple" xlink:show="embed" xlink:actuate="onLoad"/><svg:desc>formula</svg:desc></draw:frame></text:span></text:p>
      <text:p text:style-name="P12">Same calculation is done for San Francisco. </text:p>
      <text:p text:style-name="P12">At the end of calculation we we look at the minimum cost for i. month. It can be either New York or San Francisco and return the one that gives minimum cost.</text:p>
      <text:p text:style-name="P12"/>
      <text:p text:style-name="P13">Time complexity for this algorithm:</text:p>
      <text:p text:style-name="P13"><text:s/>For n. month, we need to calculate from 0 to (n-1). month’s optimum plan. In the loop for this calculation we are only doing if else and adding operations. We can assume that they <text:span text:style-name="T13">are done</text:span> <text:span text:style-name="T13">at </text:span>O(1) <text:span text:style-name="T13">time</text:span> and we have to run the loop n times then this algorithms runs <text:span text:style-name="T13">at </text:span>O(n)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583in" fo:margin-bottom="0.5472in" fo:margin-left="0.4791in" fo:margin-right="0.226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17:44:21.074160333</meta:creation-date>
    <dc:date>2018-12-31T21:21:04.201998370</dc:date>
    <meta:editing-duration>PT16M1S</meta:editing-duration>
    <meta:editing-cycles>2</meta:editing-cycles>
    <meta:generator>LibreOffice/6.0.6.2$Linux_X86_64 LibreOffice_project/00m0$Build-2</meta:generator>
    <meta:document-statistic meta:table-count="0" meta:image-count="0" meta:object-count="2" meta:page-count="2" meta:paragraph-count="72" meta:word-count="734" meta:character-count="4601" meta:non-whitespace-character-count="3531"/>
  </office:meta>
</office:document-meta>
</file>

<file path=Object 1/content.xml><?xml version="1.0" encoding="utf-8"?>
<math xmlns="http://www.w3.org/1998/Math/MathML" display="block">
  <semantics>
    <mtext>OptN[i] = NY[i] + min(OptN[i-1]), optS[i-1]+move)</mtext>
    <annotation encoding="StarMath 5.0">"OptN[i] = NY[i] + min(OptN[i-1]), optS[i-1]+move)"</annotation>
  </semantics>
</math>
</file>

<file path=Object 2/content.xml><?xml version="1.0" encoding="utf-8"?>
<math xmlns="http://www.w3.org/1998/Math/MathML" display="block">
  <semantics>
    <mtext>OptS[i] = SF[i] + min(OptS[i-1]), optN[i-1]+move)</mtext>
    <annotation encoding="StarMath 5.0">"OptS[i] = SF[i] + min(OptS[i-1]), optN[i-1]+move)"</annotation>
  </semantics>
</math>
</file>